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SourceUtilsTests.testConnectionNotAcquiredExceptionIsPropag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ataSourceUtilsTests.testConnectionSQLExceptionIsPropag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